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04/11/2011</text:p>
      <text:p text:style-name="P25">Período :<text:tab/><text:tab/>04/11/2011 à 11/11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2057835573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Execução do Tutorial de tecnologias utilizadas feito pelo Desenvolvedor Diego.</text:p>
          </table:table-cell>
          <table:table-cell table:style-name="Tabela2.B2" office:value-type="string">
            <text:p text:style-name="P32">Cally, Fernando, Tiago, Jose Aparecido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11/11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Consolidação dos requisitos manter usuário e manter categoria</text:p>
          </table:table-cell>
          <table:table-cell table:style-name="Tabela2.B2" office:value-type="string">
            <text:p text:style-name="P32">Guiliano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11/11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Entrega da Primeira versão da arquitetura</text:p>
          </table:table-cell>
          <table:table-cell table:style-name="Tabela2.B2" office:value-type="string">
            <text:p text:style-name="P32">Diego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11/11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1952235214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/>
      <text:list xml:id="list1373100986" text:continue-numbering="true" text:style-name="WW8Num35">
        <text:list-item>
          <text:p text:style-name="P37">Observações gerais.</text:p>
        </text:list-item>
      </text:list>
      <text:p text:style-name="P15"/>
      <text:list xml:id="list96536865" text:style-name="L1">
        <text:list-item>
          <text:p text:style-name="P38"><text:s/>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chapter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2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2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&lt;Nome do Projeto&gt;</dc:title>
    <meta:initial-creator>Lena Lúcia de Moraes</meta:initial-creator>
    <meta:creation-date>2011-05-06T21:41:00Z</meta:creation-date>
    <dc:date>2011-11-05T12:41:26</dc:date>
    <meta:print-date>2011-04-29T14:00:00Z</meta:print-date>
    <meta:editing-cycles>60</meta:editing-cycles>
    <meta:editing-duration>PT11H46M52S</meta:editing-duration>
    <dc:creator>guiliano </dc:creator>
    <meta:document-statistic meta:table-count="3" meta:image-count="0" meta:object-count="0" meta:page-count="2" meta:paragraph-count="54" meta:word-count="147" meta:character-count="943" meta:non-whitespace-character-count="849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